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T1" style:family="text">
      <style:text-properties fo:font-weight="bold"/>
    </style:style>
    <style:style style:name="P2" style:family="paragraph">
      <style:paragraph-properties fo:text-indent="-0.000000cm" fo:margin-top="0cm" fo:margin-bottom="0.212cm" style:writing-mode="lr"/>
      <style:text-properties style:font-name="Times New Roman" fo:font-size="12pt" fo:language="en" fo:country="US"/>
    </style:style>
    <style:style style:name="P1" style:family="paragraph" style:parent-style-name="Text body">
      <style:text-properties style:font-name="Courier New" fo:font-size="10pt"/>
    </style:style>
    <style:style style:name="Sect1" style:family="section"/>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number text:level="1" style:num-format="1">
        <style:list-level-properties text:min-label-width="0.000000cm" text:space-before="0.000000cm"/>
      </text:list-level-style-number>
    </text:list-style>
  </office:automatic-styles>
  <office:body>
    <office:text>
      <text:section text:style-name="Sect1" text:name="Section1">
        <text:p text:style-name="Heading 1">Introduction</text:p>
        <text:p text:style-name="Text 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 body">The http-crcsync protocol is based on ideas introduced in the rproxy project [1], it's associated HTTP Rsync Protocol [2] description and RFC 3229 – Delta encoding in HTTP [3] and further elaborates on the first draft of the http-sync standard proposal [6].</text:p>
        <text:p text:style-name="Heading 1">Components</text:p>
        <text:p text:style-name="Text 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 2">Deployment and implementation scenarios</text:p>
        <text:p text:style-name="Text body">Please be aware that the picture does not depict at which location each component will be implemented and deployed. This section introduces three possible deployment and implementation scenario's (scen1, scen2 and scen3)</text:p>
        <text:p text:style-name="Text 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 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 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protected parts of a web site.</text:p>
        <text:p text:style-name="Heading 2">Component roles</text:p>
        <text:p text:style-name="Text body"><text:span text:style-name="T1">HTTP client</text:span>: This is the client (e.g. a browser) that asks for a new resource. The HTTP client submits the request to the classic cache client, which could be embedded in the same application or could be running elsewhere, e.g. in a proxy server..</text:p>
        <text:p text:style-name="Text 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 body">This whole classic cache protocol is based on an all or nothing approach; a resource instance is entirely up to date or a resource instance is entirely obsolete and must be completely replaced.</text:p>
        <text:p text:style-name="Text 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 body">In the above depicted flow, the requests between the classic cache client and server will flow through the crcsync cache client and server, to alleviate this problem.</text:p>
        <text:p text:style-name="Text 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It is still unclear how to the crcsync cache could identify a similar resource for a newly requested page. One option could be that a configuration file contains (regular expression) patterns to indicate which resources are similar or that a crcsync aware server could pass such information in a response header.</text:p>
        <text:p text:style-name="Text 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 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 body">The current implementation splits the file into 40 equally sized blocks and a trailer block if the file size is not a multiple of 40. It is still an open question if 40 blocks is the optimum; for small files, it may have a significant impact on the request header size, compared to the savings that can be gained on the response. For a large file however, it might not be fine grained enough; when changes are scattered over several places in a page, it may impact a significant amount of the blocks, leading to a large delta. So maybe the client should use some heuristic to determine the number of blocks, based on the size of instance size and specify this number of blocks in a request header.</text:p>
        <text:p text:style-name="Text 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the crcsync cache server should also calculate a strong hash (a CRC is a weak hash so the risk on clashes is relatively large) over the new instance and return that to the crcsync cache client, which should validate it. In case of a mismatch, the crcsync cache client should return an error condition to the classical cache client and discard the original instance from it's local store, to prevent the same error from re-occurring when the user retries the request. The response containing the delta information, provided by the crcsync cache server to the crcsync cache client, will further be referenced to as the delta response in this paper.</text:p>
        <text:p text:style-name="Heading 1">Applicability of crcsync cache and compression issues</text:p>
        <text:p text:style-name="Text body">The crcsync cache can be used for two applications:</text:p>
        <text:list text:style-name="L1">
          <text:list-item>
            <text:p text:style-name="P2"><text:tab/><text:tab/>Accelerate access to unmodified resources that are served by an origin server that does not properly implement the classic cache protocol but that does serve semi static content. 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2"><text:tab/><text:tab/>Accelerate access to modified resource instances, by returning a real delta in the delta response.</text:p>
          </text:list-item>
        </text:list>
        <text:p text:style-name="Text body">The second point works fine for resources in which changes are local and don't have a knock-on effect on the entire byte stream. </text:p>
        <text:p text:style-name="Text 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response and the crcsync cache would not provide much acceleration at all.</text:p>
        <text:p text:style-name="Text 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 body">An open question is if the crcsync cache should hide from the http-client that it is uncompressing the stream. Implementation wise it is the easiest for the crcsync cache client to store the instance non-compressed in it's local storage and to return a reconstructed instance in non-compressed format to the http-client. In such an implementation, a gzip content-encoding would for example be transformed into an identity content-encoding. On the other hand, if the crccache should re-apply the original content encoding, then the crccache-server would have to pass this information on to the crccache-client in the delta response. How else would could the crccache-client know which content-encoding to apply?</text:p>
        <text:p text:style-name="Text body">Note that if the crcsync cache transforms the content-encoding, that it should also update or drop for example an etag header and an md5 header, because these header types are supposed to be associated with the encoded content; an origin server may use a different etag for a response with identity content-encoding then for one with gzip content-encoding. And the md5 sum is different for obvious reasons. The etag transformation also impacts the classical cache controls, because that one is used by the 'if-match' and related cache-control headers.</text:p>
        <text:p text:style-name="Text body">From that perspective it would make sense that the crcsync cache client re-applies the content-encoding of the origin server before handing over the reconstructed instance to the classical cache client, so that the classical cache mechanisms don't get broken. After all, a '304 – not modified' response is less resource intensive (network wise and CPU power wise on the server) then a delta response. On the other hand, this is only an optimization that applies to sites serving semi static content and properly applying etag based caching. While it demands needless extra processing power on the crcsync cache client when dealing with dynamic sites for which the classical cache mechanisms are useless.</text:p>
        <text:p text:style-name="Text body">So this has to be carefully balanced.</text:p>
        <text:p text:style-name="Heading 1">Communication between crcsync cache client and server</text:p>
        <text:p text:style-name="Text 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 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 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 body">This prohibits the usage of a transfer-encoding so we must use a new content-encoding instead, to indicate that the response is a delta response.</text:p>
        <text:p text:style-name="Text body">Furthermore, such intermediate caches may not be http-crcsync aware and we have to deal with the issues with caching of delta responses that are further elaborated in [3] (RFC 3229 Delta encoding in HTTP) and [4] (RFC 3141 – Known HTTP Proxy/Caching problems).</text:p>
        <text:p text:style-name="Text body">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Text body">In order to work around this issue, a solution must be found. One possibility is that the delta response contains cache headers that inform classical caches that the response may not be cached at all (e.g. expiration date in the past, pragma 'no-cache' for http 1.0 caches, cache-control 'no-store' or 'no-cache' or something like that for http 1.1 caches), just like is done by dynamic websites that don't want their pages to be cached. This is a proven approach that is compliant with both the HTTP 1.0 and 1.1 specification.</text:p>
        <text:p text:style-name="Text body">However, doing so would also remove information about the cacheability of the to-be-reconstructed instance data. So the http-crcsync aware server should put this information in newly to be defined headers (e.g. x-org-cache-control) in the delta response. The crcsync cache client can then pass this information on to the classical cache-client. In order to make live easier for the crccache client, the crccache proxy server used in [scen1] and [scen2] should also use this approach to pass the origin cache headers back to the end client. In [scen1], crccache client could convert the x-org-cache-control header back into a standard cache-control header when reconstructing the instance from the delta-response, so that the classical cache client knows how to cache the instance. In [scen2], assuming that the crcsync and classical cache-logic will be tightly integrated in the browser, it could be directly used by the classical cache-logic to determine freshness of the page and to build the conditional requests, as per usual classical cache protocol.</text:p>
        <text:p text:style-name="Heading 1">Summary of open issues</text:p>
        <text:p text:style-name="Text body">TODO: summarize here the open issues</text:p>
        <text:p text:style-name="Text body">HTTP 1.0 caches</text:p>
        <text:p text:style-name="Text body">Number of hashes</text:p>
        <text:p text:style-name="Text body">Hash size</text:p>
        <text:p text:style-name="Heading 1">http-crcsync protocol proposal</text:p>
        <text:p text:style-name="Heading 2">New request headers to request crcsync encoded response</text:p>
        <text:p text:style-name="Text body">If-Block: &lt;base 64 encoded hashes&gt;</text:p>
        <text:p text:style-name="Text body">File-Size: &lt;size of cached file&gt;</text:p>
        <text:p text:style-name="Text body">This implies an "A-IM" value of "crcsync"</text:p>
        <text:p text:style-name="Heading 2">Crcsync Delta Response headers</text:p>
        <text:p text:style-name="Text body">Return response code 226: Instance manipulation used</text:p>
        <text:p text:style-name="Text body">Cache headers have BI- appended to them (Before instance coding), removed when instance codings is.</text:p>
        <text:p text:style-name="Text body">New cache header 'no cache' added.</text:p>
        <text:p text:style-name="Text body">etag has -crcsync appended to it</text:p>
        <text:p text:style-name="Text body">IM header field will have "crcsync" appended</text:p>
        <text:p text:style-name="Heading 2">Crcsync Delta Response body, aka the crcsync instance coding</text:p>
        <text:p text:style-name="Text body">final body is gzipped</text:p>
        <text:p text:style-name="Text body">content as binary:</text:p>
        <text:p text:style-name="Text body">block := &lt;Single byte block identifier&gt; &lt;block header&gt; &lt;block body&gt;</text:p>
        <text:p text:style-name="Text body">literal_block := 'L' &lt;4 byte literal size&gt; &lt;literal data&gt;</text:p>
        <text:p text:style-name="Text body">block_match := 'B' &lt;single byte block ID&gt;</text:p>
        <text:p text:style-name="Text body">all 4 byte ints are stored in network byte order</text:p>
        <text:p text:style-name="Text body"/>
        <text:p text:style-name="Text body"/>
        <text:p text:style-name="Heading 1">References</text:p>
        <text:p text:style-name="Text body">[1] Rproxy project (http://rproxy.samba.org)</text:p>
        <text:p text:style-name="Text body">[2] HTTP Rsync Protocol (http://rproxy.samba.org/doc/protocol/protocol.html)</text:p>
        <text:p text:style-name="Text body">[3] RFC 3229 - Delta encoding in HTTP (http://tools.ietf.org/html/rfc3229)</text:p>
        <text:p text:style-name="Text body">[4] RFC 3143 - Known HTTP Proxy/Caching Problems (http://tools.ietf.org/html/rfc3143)</text:p>
        <text:p text:style-name="Text body">[5] RFC 2616 - HTTP 1.1 specification (<text:a xlink:href="http://tools.ietf.org/html/rfc2616">http://tools.ietf.org/html/rfc2616</text:a>)</text:p>
        <text:p text:style-name="Text body">[6] Sync standard first draft (http://lists.laptop.org/pipermail/http-crcsync/2009-April/000037.htm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New" svg:font-family="Courier New"/>
    <style:font-face style:name="Times New Roman" svg:font-family="Times New Roman"/>
  </office:font-face-decls>
  <office:styles>
    <style:style style:name="Internet link_text" style:family="text" style:next-style-name="Internet link_text">
      <style:text-properties fo:color="#000080" style:text-underline-type="single"/>
    </style:style>
    <style:style style:name="Caption" style:family="paragraph" style:parent-style-name="Normal" style:next-style-name="Caption">
      <style:paragraph-properties fo:margin-top="0.212cm" fo:margin-bottom="0.212cm"/>
      <style:text-properties fo:font-size="12pt" fo:font-style="italic"/>
    </style:style>
    <style:style style:name="Normal" style:family="paragraph" style:next-style-name="Normal">
      <style:paragraph-properties style:writing-mode="lr"/>
      <style:text-properties style:font-name="Times New Roman" fo:font-size="12pt" fo:language="en" fo:country="US"/>
    </style:style>
    <style:style style:name="Heading" style:family="paragraph" style:parent-style-name="Normal" style:next-style-name="Text body">
      <style:paragraph-properties fo:margin-top="0.423cm" fo:margin-bottom="0.212cm" fo:keep-with-next="always"/>
      <style:text-properties style:font-name="Arial" fo:font-size="14pt"/>
    </style:style>
    <style:style style:name="Text body" style:family="paragraph" style:parent-style-name="Normal" style:next-style-name="Text body">
      <style:paragraph-properties fo:margin-top="0cm" fo:margin-bottom="0.212cm"/>
    </style:style>
    <style:style style:name="Heading 1" style:family="paragraph" style:parent-style-name="Heading" style:next-style-name="Text body">
      <style:text-properties fo:font-size="16pt" fo:font-weight="bold"/>
    </style:style>
    <style:style style:name="Heading 2" style:family="paragraph" style:parent-style-name="Heading" style:next-style-name="Text body">
      <style:text-properties fo:font-size="14pt" fo:font-style="italic"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meta:creation-date>2009-04-28T15:53:19</meta:creation-date>
    <dc:date>2009-04-29T00:26:44</dc:date>
  </office:meta>
</office:document-meta>
</file>